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Standard">
      <style:text-properties style:font-name="DejaVu Sans" fo:font-size="12pt" style:font-size-asian="12pt" style:font-size-complex="12pt"/>
    </style:style>
    <style:style style:name="P2" style:family="paragraph" style:parent-style-name="Standard">
      <style:text-properties style:font-name="DejaVu Sans" fo:font-size="12pt" officeooo:rsid="001633e4" officeooo:paragraph-rsid="001633e4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style:font-name="DejaVu Sans" fo:font-size="12pt" style:font-size-asian="12pt" style:font-size-complex="12pt"/>
    </style:style>
    <style:style style:name="P4" style:family="paragraph" style:parent-style-name="Text_20_body">
      <style:text-properties style:font-name="DejaVu Sans" fo:font-size="12pt" style:font-size-asian="12pt" style:font-size-complex="12pt"/>
    </style:style>
    <style:style style:name="P5" style:family="paragraph" style:parent-style-name="Text_20_body">
      <style:text-properties fo:font-variant="normal" fo:text-transform="none" fo:color="#000000" loext:opacity="100%" style:text-line-through-style="none" style:text-line-through-type="none" style:font-name="DejaVu Sans" fo:font-size="12pt" fo:font-style="normal" style:text-underline-style="none" fo:font-weight="bold" officeooo:rsid="001633e4" officeooo:paragraph-rsid="001633e4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DejaVu Sans" fo:font-size="12pt" fo:font-style="normal" style:text-underline-style="none" fo:font-weight="bold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DejaVu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DejaVu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Standard">
      <style:text-properties style:font-name="DejaVu Sans" fo:font-size="12pt" officeooo:rsid="001633e4" officeooo:paragraph-rsid="001633e4" style:font-size-asian="12pt" style:font-size-complex="12pt"/>
    </style:style>
    <style:style style:name="P10" style:family="paragraph" style:parent-style-name="Standard">
      <style:text-properties style:font-name="DejaVu Sans" fo:font-size="12pt" officeooo:rsid="001633e4" officeooo:paragraph-rsid="00220fb0" style:font-size-asian="12pt" style:font-size-complex="12pt"/>
    </style:style>
    <style:style style:name="P11" style:family="paragraph" style:parent-style-name="Standard">
      <style:text-properties style:font-name="DejaVu Sans" fo:font-size="12pt" style:font-size-asian="12pt" style:font-size-complex="12pt"/>
    </style:style>
    <style:style style:name="P12" style:family="paragraph" style:parent-style-name="Standard">
      <style:text-properties style:font-name="DejaVu Sans" fo:font-size="12pt" fo:font-weight="bold" officeooo:rsid="001633e4" officeooo:paragraph-rsid="001633e4" style:font-size-asian="12pt" style:font-weight-asian="bold" style:font-size-complex="12pt" style:font-weight-complex="bold"/>
    </style:style>
    <style:style style:name="P13" style:family="paragraph" style:parent-style-name="Standard">
      <style:text-properties officeooo:rsid="001633e4" officeooo:paragraph-rsid="001633e4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800a9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0c2ad" style:text-blinking="false" fo:background-color="transparent" loext:char-shading-value="0"/>
    </style:style>
    <style:style style:name="T6" style:family="text">
      <style:text-properties officeooo:rsid="00220fb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214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езюме </text:p>
      <text:p text:style-name="P1">Берикханова Молдир</text:p>
      <text:p text:style-name="P2">Backend developer</text:p>
      <text:p text:style-name="P2">https://github.com/MoldirBerikhanova</text:p>
      <text:p text:style-name="P2"/>
      <text:p text:style-name="P5"><text:bookmark text:name="docs-internal-guid-2b8db8c1-7fff-b980-6b70-9e9b58f310f0"/>Технические навыки</text:p>
      <text:p text:style-name="P3"><text:span text:style-name="T2">Языки:</text:span><text:span text:style-name="T1">  </text:span><text:span text:style-name="T3">Go, Python</text:span></text:p>
      <text:p text:style-name="P3"><text:span text:style-name="T2">Фреймворки и библиотеки:</text:span><text:span text:style-name="T1"> </text:span><text:span text:style-name="T3">Gin, Chi, gorilla/websocket, Django, Fastapi, SQLAlchemy, aiogram, a</text:span><text:span text:style-name="T4">s</text:span><text:span text:style-name="T3">yncio, alembic, Vue.js, pinia. </text:span></text:p>
      <text:p text:style-name="P3"><text:span text:style-name="T2">Инструменты и технологии: </text:span><text:span text:style-name="T3">Git, MVC, Rest API, gRPC, Swagger, OOP, SOLID, DRY, Docker, nginx, RabbbitMQ, TDD, WebSocket, Linux.</text:span></text:p>
      <text:p text:style-name="P3"><text:span text:style-name="T2">Базы данных: </text:span><text:span text:style-name="T3">Postgres, SQLite, MySQL,</text:span><text:span text:style-name="T1"> </text:span><text:span text:style-name="T3">MongoDB.</text:span></text:p>
      <text:p text:style-name="P4"/>
      <text:p text:style-name="P7">Практика backend разработчик “MobyDev”</text:p>
      <text:p text:style-name="P4"/>
      <text:p text:style-name="P3"><text:span text:style-name="T2">Проект:</text:span><text:span text:style-name="T1"> </text:span><text:span text:style-name="T3">Озинше/</text:span><text:span text:style-name="T5">Ozinshe</text:span></text:p>
      <text:p text:style-name="P7">Стриминг сервис для детей</text:p>
      <text:p text:style-name="P3"><text:span text:style-name="T2">Технологии:</text:span><text:span text:style-name="T1"> </text:span><text:span text:style-name="T3">Go,  Gin, Git, Postgres, Docker, RestAPI,  Swagger. </text:span></text:p>
      <text:p text:style-name="P3"><text:span text:style-name="T2">Длительность:</text:span><text:span text:style-name="T1"> </text:span><text:span text:style-name="T3">2 месяца </text:span></text:p>
      <text:p text:style-name="P3"><text:span text:style-name="T2">Роль в проекте: </text:span><text:span text:style-name="T3">backend разработчик </text:span></text:p>
      <text:p text:style-name="P6">Мои обязанности: </text:p>
      <text:p text:style-name="P8">1. Разработка серверной части на основе фреймворка Gin.</text:p>
      <text:p text:style-name="P8">2. Реализация авторизации и регистрации пользователей с использованием JWT токенов.</text:p>
      <text:p text:style-name="P8">3. Создание и документирование API с использованием Swagger.</text:p>
      <text:p text:style-name="P8">4. Оптимизация работы с базой данных PostgreSQL, включая проектирование структуры данных и написание SQL-запросов.</text:p>
      <text:p text:style-name="P8">5. Интеграция API для обеспечения высокой производительности и безопасности.</text:p>
      <text:p text:style-name="P2"/>
      <text:p text:style-name="P10"><text:span text:style-name="T7">Интернет-магазин электроники на Django. Разработка интернет-магазин на Django</text:span></text:p>
      <text:p text:style-name="P12"/>
      <text:p text:style-name="P10"><text:s text:c="8"/><text:span text:style-name="T6">1.</text:span> Доработки существующего функционала</text:p>
      <text:p text:style-name="P2"><text:s text:c="8"/><text:span text:style-name="T6">2.</text:span> Добавление новых фич</text:p>
      <text:p text:style-name="P2"><text:s text:c="8"/><text:span text:style-name="T6">3.</text:span> Оптимизация кода</text:p>
      <text:p text:style-name="P2"><text:s text:c="8"/><text:span text:style-name="T6">4.</text:span> Написание бэкенда для сайтов, используя Django, Django Rest Framework</text:p>
      <text:p text:style-name="P2"><text:s text:c="8"/><text:span text:style-name="T6">5.</text:span> Создавала модели для данных и корректировал поля уже существующих моделей</text:p>
      <text:p text:style-name="P2"><text:s text:c="8"/><text:span text:style-name="T6">6</text:span>.Писала Viewsetы и писала свои view наследуясь от APIView</text:p>
      <text:p text:style-name="P2"><text:s text:c="8"/><text:span text:style-name="T6">7.</text:span> Подключала redis для кэширования</text:p>
      <text:p text:style-name="P2"><text:soft-page-break/><text:s text:c="5"/><text:span text:style-name="T8">8/</text:span>Дописывала и корректировал Dockerfile</text:p>
      <text:p text:style-name="P2"/>
      <text:p text:style-name="P2"/>
      <text:p text:style-name="P2"/>
      <text:p text:style-name="P13"/>
      <text:p text:style-name="P13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2T11:07:22.475366055</meta:creation-date>
    <dc:date>2025-02-03T14:42:34.847483741</dc:date>
    <meta:editing-duration>PT1H37M31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2" meta:paragraph-count="30" meta:word-count="184" meta:character-count="1522" meta:non-whitespace-character-count="1298"/>
  </office:meta>
</office:document-meta>
</file>